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5396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2.972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Text_20_body">
      <style:paragraph-properties fo:margin-left="0in" fo:margin-right="0in" fo:text-indent="0in" style:auto-text-indent="false"/>
    </style:style>
    <style:style style:name="P3" style:family="paragraph" style:parent-style-name="Heading_20_1">
      <style:paragraph-properties fo:margin-left="0in" fo:margin-right="0in" fo:text-indent="0in" style:auto-text-indent="false"/>
    </style:style>
    <style:style style:name="P4" style:family="paragraph" style:parent-style-name="Heading_20_3">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9"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8pt" fo:language="en" fo:country="US" style:font-size-asian="18pt" style:language-asian="en" style:country-asian="US"/>
    </style:style>
    <style:style style:name="T6" style:family="text">
      <style:text-properties fo:color="#000000" style:font-name="Times New Roman" fo:font-size="10pt" fo:language="en" fo:country="US" style:font-size-asian="10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8pt" fo:language="en" fo:country="US" style:font-size-asian="18pt" style:language-asian="en" style:country-asian="US"/>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font-weight="normal" style:font-weight-asian="normal"/>
    </style:style>
    <style:style style:name="T13"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his material is Open Game Content, and is licensed for public use under the terms of the Open Game License v1.0a.</text:span></text:p>
      <text:h text:style-name="P4" text:outline-level="3"><text:span text:style-name="T5">MAGIC OVERVIEW</text:span></text:h>
      <text:p text:style-name="P7"/>
      <text:p text:style-name="P5"><text:span text:style-name="T6">A spell is a one-time magical effect. Spells come in two types: arcane (cast by bards, sorcerers, and wizards) and divine (cast by clerics, druids, and experienced paladins and rangers). Some spellcasters select their spells from a limited list of spells known, while others have access to a wide variety of options.</text:span></text:p>
      <text:p text:style-name="P5"><text:span text:style-name="T6">Most spellcasters prepare their spells in advance—whether from a spellbook or through devout prayers and meditation— while some cast spells spontaneously without preparation.</text:span></text:p>
      <text:p text:style-name="P5"><text:span text:style-name="T6">Despite these different ways that characters use to learn or prepare their spells, when it comes to casting them, the spells are very much alike.</text:span></text:p>
      <text:p text:style-name="P2"><text:span text:style-name="T1">Cutting across the categories of arcane and divine spells are the eight schools of magic. These schools represent the different ways that spells take effect.</text:span></text:p>
      <text:p text:style-name="P9"/>
      <text:p text:style-name="P5"><text:span text:style-name="T10">CASTING SPELLS</text:span></text:p>
      <text:p text:style-name="P5"><text:span text:style-name="T6">Whether a spell is arcane or divine, and whether a character prepares spells in advance or chooses them on the spot, casting a spell works the same way.</text:span></text:p>
      <text:p text:style-name="P6"/>
      <text:p text:style-name="P5"><text:span text:style-name="T11">CHOOSING A SPELL</text:span></text:p>
      <text:p text:style-name="P5"><text:span text:style-name="T6">First you must choose which spell to cast. If you’re a cleric, druid, experienced paladin, experienced ranger, or wizard, you select from among spells prepared earlier in the day and not yet cast (see Preparing Wizard Spells and Preparing Divine Spells).</text:span></text:p>
      <text:p text:style-name="P5"><text:span text:style-name="T6">If you’re a bard or sorcerer, you can select any spell you know, provided you are capable of casting spells of that level or higher.</text:span></text:p>
      <text:p text:style-name="P5"><text:span text:style-name="T6">To cast a spell, you must be able to speak (if the spell has a verbal component), gesture (if it has a somatic component), and manipulate the material components or focus (if any). Additionally, you must concentrate to cast a spell.</text:span></text:p>
      <text:p text:style-name="P5"><text:span text:style-name="T6">If a spell has multiple versions, you choose which version to use when you cast it. You don’t have to prepare (or learn, in the case of a bard or sorcerer) a specific version of the spell.</text:span></text:p>
      <text:p text:style-name="P5"><text:span text:style-name="T6">Once you’ve cast a prepared spell, you can’t cast it again until you prepare it again. (If you’ve prepared multiple copies of a single spell, you can cast each copy once.) If you’re a bard or sorcerer, casting a spell counts against your daily limit for spells of that spell level, but you can cast the same spell again if you haven’t reached your limit.</text:span></text:p>
      <text:p text:style-name="P6"/>
      <text:p text:style-name="P5"><text:span text:style-name="T11">CONCENTRATION</text:span></text:p>
      <text:p text:style-name="P5"><text:span text:style-name="T6">To cast a spell, you must concentrate. If something interrupts your concentration while you’re casting, you must make a Concentration check or lose the spell. The more distracting the interruption and the higher the level of the spell you are trying to cast, the higher the DC is. If you fail the check, you lose the spell just as if you had cast it to no effect.</text:span></text:p>
      <text:p text:style-name="P5"><text:soft-page-break/><text:span text:style-name="T7">Injury:</text:span><text:span text:style-name="T6"> If while trying to cast a spell you take damage, you must make a Concentration check (DC 10 + points of damage taken + the level of the spell you’re casting). If you fail the check, you lose the spell without effect. The interrupting event strikes during spellcasting if it comes between when you start and when you complete a spell (for a spell with a casting time of 1 full round or more) or if it comes in response to your casting the spell (such as an attack of opportunity provoked by the spell or a contingent attack, such as a readied action).</text:span></text:p>
      <text:p text:style-name="P5"><text:span text:style-name="T6">If you are taking continuous damage half the damage is considered to take place while you are casting a spell. You must make a Concentration check (DC 10 + 1/2 the damage that the continuous source last dealt + the level of the spell you’re casting). If the last damage dealt was the last damage that the effect could deal then the damage is over, and it does not distract you.</text:span></text:p>
      <text:p text:style-name="P5"><text:span text:style-name="T6">Repeated damage does not count as continuous damage.</text:span></text:p>
      <text:p text:style-name="P5"><text:span text:style-name="T7">Spell: </text:span><text:span text:style-name="T6">If you are affected by a spell while attempting to cast a spell of your own, you must make a Concentration check or lose the spell you are casting. If the spell affecting you deals damage, the DC is 10 + points of damage + the level of the spell you’re casting.</text:span></text:p>
      <text:p text:style-name="P5"><text:span text:style-name="T6">If the spell interferes with you or distracts you in some other way, the DC is the spell’s saving throw DC + the level of the spell you’re casting. For a spell with no saving throw, it’s the DC that the spell’s saving throw would have if a save were allowed.</text:span></text:p>
      <text:p text:style-name="P5"><text:span text:style-name="T7">Grappling or Pinned:</text:span><text:span text:style-name="T6"> The only spells you can cast while grappling or pinned are those without somatic components and whose material components (if any) you have in hand. Even so, you must make a Concentration check (DC 20 + the level of the spell you’re casting) or lose the spell.</text:span></text:p>
      <text:p text:style-name="P5"><text:span text:style-name="T7">Vigorous Motion:</text:span><text:span text:style-name="T6"> If you are riding on a moving mount, taking a bouncy ride in a wagon, on a small boat in rough water, below-decks in a storm-tossed ship, or simply being jostled in a similar fashion, you must make a Concentration check (DC 10 + the level of the spell you’re casting) or lose the spell. </text:span></text:p>
      <text:p text:style-name="P5"><text:span text:style-name="T7">Violent Motion: </text:span><text:span text:style-name="T6">If you are on a galloping horse, taking a very rough ride in a wagon, on a small boat in rapids or in a storm, on deck in a storm-tossed ship, or being tossed roughly about in a similar fashion, you must make a Concentration check (DC 15 + the level of the spell you’re casting) or lose the spell.</text:span></text:p>
      <text:p text:style-name="P5"><text:span text:style-name="T7">Violent Weather: </text:span><text:span text:style-name="T6">You must make a Concentration check if you try to cast a spell in violent weather. If you are in a high wind carrying blinding rain or sleet, the DC is 5 + the level of the spell you’re casting. If you are in wind-driven hail, dust, or debris, the DC is 10 + the level of the spell you’re casting. In either case, you lose the spell if you fail the Concentration check. If the weather is caused by a spell, use the rules in the Spell subsection above.</text:span></text:p>
      <text:p text:style-name="P5"><text:span text:style-name="T7">Casting Defensively:</text:span><text:span text:style-name="T6"> If you want to cast a spell without provoking any attacks of opportunity, you must make a Concentration check (DC 15 + the level of the spell you’re casting) to succeed. You lose the spell if you fail.</text:span></text:p>
      <text:p text:style-name="P5"><text:span text:style-name="T7">Entangled:</text:span><text:span text:style-name="T6"> If you want to cast a spell while entangled in a net or by a tanglefoot bag or while you’re affected by a spell with similar effects, you must make a DC 15 Concentration check to cast the spell. You lose the spell if you fail.</text:span></text:p>
      <text:p text:style-name="P6"/>
      <text:p text:style-name="P5"><text:span text:style-name="T11">COUNTERSPELLS</text:span></text:p>
      <text:p text:style-name="P5"><text:span text:style-name="T6">It is possible to cast any spell as a counterspell. By doing so, you are using the spell’s energy to disrupt the casting of the same spell by another character. Counterspelling works even if one spell is divine and the other arcane.</text:span></text:p>
      <text:p text:style-name="P5"><text:span text:style-name="T7">How Counterspells Work: </text:span><text:span text:style-name="T6">To use a counterspell, you must select an opponent as the target of the counterspell. You do this by choosing the ready action. In doing so, you elect to wait to complete your action until your opponent tries to cast a spell. (You may still move your speed, since ready is a standard action.)</text:span></text:p>
      <text:p text:style-name="P5"><text:span text:style-name="T6">If the target of your counterspell tries to cast a spell, make a Spellcraft check (DC 15 + the spell’s level). This check is a free action. If the check succeeds, you correctly identify the opponent’s spell and can attempt to counter it. If the check fails, you can’t do either of these things.</text:span></text:p>
      <text:p text:style-name="P5"><text:span text:style-name="T6">To complete the action, you must then cast the correct spell. As a general rule, a spell can only counter itself. If you are able to cast the same spell and you have it prepared (if you prepare spells), you cast it, altering it slightly to create a counterspell effect. If the target is within range, both spells automatically negate each other with no other results.</text:span></text:p>
      <text:p text:style-name="P5"><text:span text:style-name="T7">Counterspelling Metamagic Spells:</text:span><text:span text:style-name="T6"> Metamagic feats are not taken into account when determining whether a spell can be countered</text:span></text:p>
      <text:p text:style-name="P5"><text:span text:style-name="T7">Specific Exceptions:</text:span><text:span text:style-name="T6"> Some spells specifically counter each other, especially when they have diametrically opposed effects.</text:span></text:p>
      <text:p text:style-name="P5"><text:span text:style-name="T8">Dispel Magic </text:span><text:span text:style-name="T7">as a Counterspell:</text:span><text:span text:style-name="T6"> You can use </text:span><text:span text:style-name="T9">dispel magic </text:span><text:span text:style-name="T6">to counterspell another spellcaster, and you don’t need to identify the spell he or she is casting. However, </text:span><text:span text:style-name="T9">dispel magic </text:span><text:span text:style-name="T6">doesn’t always work as a counterspell (see the spell description).</text:span></text:p>
      <text:p text:style-name="P6"/>
      <text:p text:style-name="P5"><text:soft-page-break/><text:span text:style-name="T11">CASTER LEVEL</text:span></text:p>
      <text:p text:style-name="P5"><text:span text:style-name="T6">A spell’s power often depends on its caster level, which for most spellcasting characters is equal to your class level in the class you’re using to cast the spell. </text:span></text:p>
      <text:p text:style-name="P5"><text:span text:style-name="T6">You can cast a spell at a lower caster level than normal, but the caster level you choose must be high enough for you to cast the spell in question, and all level-dependent features must be based on the same caster level. </text:span></text:p>
      <text:p text:style-name="P5"><text:span text:style-name="T6">In the event that a class feature, domain granted power, or other special ability provides an adjustment to your caster level, that adjustment applies not only to effects based on caster level (such as range, duration, and damage dealt) but also to your caster level check to overcome your target’s spell resistance and to the caster level used in dispel checks (both the dispel check and the DC of the check). </text:span></text:p>
      <text:p text:style-name="P7"/>
      <text:p text:style-name="P5"><text:span text:style-name="T11">SPELL FAILURE</text:span></text:p>
      <text:p text:style-name="P5"><text:span text:style-name="T6">If you ever try to cast a spell in conditions where the characteristics of the spell cannot be made to conform, the casting fails and the spell is wasted.</text:span></text:p>
      <text:p text:style-name="P5"><text:span text:style-name="T6">Spells also fail if your concentration is broken and might fail if you’re wearing armor while casting a spell with somatic components.</text:span></text:p>
      <text:p text:style-name="P6"/>
      <text:p text:style-name="P5"><text:span text:style-name="T11">THE SPELL’S RESULT</text:span></text:p>
      <text:p text:style-name="P5"><text:span text:style-name="T6">Once you know which creatures (or objects or areas) are affected, and whether those creatures have made successful saving throws (if any were allowed), you can apply whatever results a spell entails.</text:span></text:p>
      <text:p text:style-name="P6"/>
      <text:p text:style-name="P5"><text:span text:style-name="T11">SPECIAL SPELL EFFECTS</text:span></text:p>
      <text:p text:style-name="P5"><text:span text:style-name="T6">Many special spell effects are handled according to the school of the spells in question Certain other special spell features are found across spell schools.</text:span></text:p>
      <text:p text:style-name="P5"><text:span text:style-name="T7">Attacks:</text:span><text:span text:style-name="T6"> Some spell descriptions refer to attacking. All offensive combat actions, even those that don’t damage opponents are considered attacks. Attempts to turn or rebuke undead count as attacks. All spells that opponents resist with saving throws, that deal damage, or that otherwise harm or hamper subjects are attacks. Spells that summon monsters or other allies are not attacks because the spells themselves don’t harm anyone.</text:span></text:p>
      <text:p text:style-name="P5"><text:span text:style-name="T7">Bonus Types:</text:span><text:span text:style-name="T6"> Usually, a bonus has a type that indicates how the spell grants the bonus. The important aspect of bonus types is that two bonuses of the same type don’t generally stack. With the exception of dodge bonuses, most circumstance bonuses, and racial bonuses, only the better bonus works (see Combining Magical Effects, below). The same principle applies to penalties—a character taking two or more penalties of the same type applies only the worst one.</text:span></text:p>
      <text:p text:style-name="P5"><text:span text:style-name="T7">Bringing Back the Dead:</text:span><text:span text:style-name="T6"> Several spells have the power to restore slain characters to life.</text:span></text:p>
      <text:p text:style-name="P5"><text:span text:style-name="T6">When a living creature dies, its soul departs its body, leaves the Material Plane, travels through the Astral Plane, and goes to abide on the plane where the creature’s deity resides. If the creature did not worship a deity, its soul departs to the plane corresponding to its alignment. Bringing someone back from the dead means retrieving his or her soul and returning it to his or her body.</text:span></text:p>
      <text:p text:style-name="P5"><text:span text:style-name="T9">Level Loss: </text:span><text:span text:style-name="T6">Any creature brought back to life usually loses one level of experience. The character’s new XP total is midway between the minimum needed for his or her new (reduced) level and the minimum needed for the next one. If the character was 1st level at the time of death, he or she loses 2 points of Constitution instead of losing a level.</text:span></text:p>
      <text:p text:style-name="P5"><text:span text:style-name="T6">This level loss or Constitution loss cannot be repaired by any mortal means, even </text:span><text:span text:style-name="T9">wish </text:span><text:span text:style-name="T6">or </text:span><text:span text:style-name="T9">miracle. </text:span><text:span text:style-name="T6">A revived character can regain a lost level by earning XP through further adventuring. A revived character who was 1st level at the time of death can regain lost points of Constitution by improving his or her Constitution score when he or she attains a level that allows an ability score increase.</text:span></text:p>
      <text:p text:style-name="P5"><text:span text:style-name="T9">Preventing Revivification: </text:span><text:span text:style-name="T6">Enemies can take steps to make it more difficult for a character to be returned from the dead. Keeping the body prevents others from using </text:span><text:span text:style-name="T9">raise dead </text:span><text:span text:style-name="T6">or </text:span><text:span text:style-name="T9">resurrection </text:span><text:span text:style-name="T6">to restore the slain character to life. Casting </text:span><text:span text:style-name="T9">trap the soul </text:span><text:span text:style-name="T6">prevents any sort of revivification unless the soul is first released.</text:span></text:p>
      <text:p text:style-name="P5"><text:soft-page-break/><text:span text:style-name="T9">Revivification against One’s Will: </text:span><text:span text:style-name="T6">A soul cannot be returned to life if it does not wish to be. A soul knows the name, alignment, and patron deity (if any) of the character attempting to revive it and may refuse to return on that basis.</text:span></text:p>
      <text:p text:style-name="P6"/>
      <text:p text:style-name="P5"><text:span text:style-name="T11">COMBINING MAGICAL EFFECTS</text:span></text:p>
      <text:p text:style-name="P5"><text:span text:style-name="T6">Spells or magical effects usually work as described, no matter how many other spells or magical effects happen to be operating in the same area or on the same recipient. Except in special cases, a spell does not affect the way another spell operates. Whenever a spell has a specific effect on other spells, the spell description explains that effect. Several other general rules apply when spells or magical effects operate in the same place:</text:span></text:p>
      <text:p text:style-name="P5"><text:span text:style-name="T7">Stacking Effects:</text:span><text:span text:style-name="T6"> Spells that provide bonuses or penalties on attack rolls, damage rolls, saving throws, and other attributes usually do not stack with themselves. More generally, two bonuses of the same type don’t stack even if they come from different spells (or from effects other than spells; see Bonus Types, above). </text:span></text:p>
      <text:p text:style-name="P5"><text:span text:style-name="T9">Different Bonus Names: </text:span><text:span text:style-name="T6">The bonuses or penalties from two different spells stack if the modifiers are of different types. A bonus that isn’t named stacks with any bonus.</text:span></text:p>
      <text:p text:style-name="P5"><text:span text:style-name="T9">Same Effect More than Once in Different Strengths: </text:span><text:span text:style-name="T6">In cases when two or more identical spells are operating in the same area or on the same target, but at different strengths, only the best one applies.</text:span></text:p>
      <text:p text:style-name="P5"><text:span text:style-name="T9">Same Effect with Differing Results: </text:span><text:span text:style-name="T6">The same spell can sometimes produce varying effects if applied to the same recipient more than once. Usually the last spell in the series trumps the others. None of the previous spells are actually removed or dispelled, but their effects become irrelevant while the final spell in the series lasts.</text:span></text:p>
      <text:p text:style-name="P5"><text:span text:style-name="T9">One Effect Makes Another Irrelevant: </text:span><text:span text:style-name="T6">Sometimes, one spell can render a later spell irrelevant. Both spells are still active, but one has rendered the other useless in some fashion.</text:span></text:p>
      <text:p text:style-name="P5"><text:span text:style-name="T9">Multiple Mental Control Effects: </text:span><text:span text:style-name="T6">Sometimes magical effects that establish mental control render each other irrelevant, such as a spell that removes the subjects ability to act. Mental controls that don’t remove the recipient’s ability to act usually do not interfere with each other. If a creature is under the mental control of two or more creatures, it tends to obey each to the best of its ability, and to the extent of the control each effect allows. If the controlled creature receives conflicting orders simultaneously, the competing controllers must make opposed Charisma checks to determine which one the creature obeys.</text:span></text:p>
      <text:p text:style-name="P5"><text:span text:style-name="T7">Spells with Opposite Effects:</text:span><text:span text:style-name="T6"> Spells with opposite effects apply normally, with all bonuses, penalties, or changes accruing in the order that they apply. Some spells negate or counter each other. This is a special effect that is noted in a spell’s description. </text:span></text:p>
      <text:p text:style-name="P5"><text:span text:style-name="T7">Instantaneous Effects:</text:span><text:span text:style-name="T6"> Two or more spells with instantaneous durations work cumulatively when they affect the same target.</text:span></text:p>
      <text:p text:style-name="P9"/>
      <text:p text:style-name="P5"><text:span text:style-name="T10">SPELL DESCRIPTIONS</text:span></text:p>
      <text:p text:style-name="P5"><text:span text:style-name="T6">The description of each spell is presented in a standard format. Each category of information is explained and defined below.</text:span></text:p>
      <text:p text:style-name="P5"><text:span text:style-name="T11">NAME</text:span></text:p>
      <text:p text:style-name="P5"><text:span text:style-name="T6">The first line of every spell description gives the name by which the spell is generally known.</text:span></text:p>
      <text:p text:style-name="P5"><text:span text:style-name="T11">SCHOOL (SUBSCHOOL)</text:span></text:p>
      <text:p text:style-name="P5"><text:span text:style-name="T6">Beneath the spell name is a line giving the school of magic (and the subschool, if appropriate) that the spell belongs to.</text:span></text:p>
      <text:p text:style-name="P5"><text:span text:style-name="T6">Almost every spell belongs to one of eight schools of magic. A school of magic is a group of related spells that work in similar ways. A small number of spells (</text:span><text:span text:style-name="T9">arcane mark, limited wish, permanency, prestidigitation, </text:span><text:span text:style-name="T6">and </text:span><text:span text:style-name="T9">wish</text:span><text:span text:style-name="T6">) are universal, belonging to no school.</text:span></text:p>
      <text:p text:style-name="P7"/>
      <text:h text:style-name="P3" text:outline-level="1"><text:soft-page-break/><text:span text:style-name="T2">Abjuration</text:span></text:h>
      <text:p text:style-name="P5"><text:span text:style-name="T6">Abjurations are protective spells. They create physical or magical barriers, negate magical or physical abilities, harm trespassers, or even banish the subject of the spell to another plane of existence. </text:span></text:p>
      <text:p text:style-name="P5"><text:span text:style-name="T6">If one abjuration spell is active within 10 feet of another for 24 hours or more, the magical fields interfere with each other and create barely visible energy fluctuations. The DC to find such spells with the Search skill drops by 4.</text:span></text:p>
      <text:p text:style-name="P5"><text:span text:style-name="T6">If an abjuration creates a barrier that keeps certain types of creatures at bay, that barrier cannot be used to push away those creatures. If you force the barrier against such a creature, you feel a discernible pressure against the barrier. If you continue to apply pressure, you end the spell.</text:span></text:p>
      <text:p text:style-name="P7"/>
      <text:h text:style-name="P3" text:outline-level="1"><text:span text:style-name="T2">Conjuration</text:span></text:h>
      <text:p text:style-name="P5"><text:span text:style-name="T6">Each conjuration spell belongs to one of five subschools. Conjurations bring manifestations of objects, creatures, or some form of energy to you (the summoning subschool), actually transport creatures from another plane of existence to your plane (calling), heal (healing), transport creatures or objects over great distances (teleportation), or create objects or effects on the spot (creation). Creatures you conjure usually, but not always, obey your commands.</text:span></text:p>
      <text:p text:style-name="P5"><text:span text:style-name="T6">A creature or object brought into being or transported to your location by a conjuration spell cannot appear inside another creature or object, nor can it appear floating in an empty space. It must arrive in an open location on a surface capable of supporting it.</text:span></text:p>
      <text:p text:style-name="P5"><text:span text:style-name="T6">The creature or object must appear within the spell’s range, but it does not have to remain within the range.</text:span></text:p>
      <text:p text:style-name="P5"><text:span text:style-name="T7">Calling:</text:span><text:span text:style-name="T6"> A calling spell transports a creature from another plane to the plane you are on. The spell grants the creature the one-time ability to return to its plane of origin, although the spell may limit the circumstances under which this is possible. Creatures who are called actually die when they are killed; they do not disappear and reform, as do those brought by a summoning spell (see below). The duration of a calling spell is instantaneous, which means that the called creature can’t be dispelled.</text:span></text:p>
      <text:p text:style-name="P5"><text:span text:style-name="T7">Creation: </text:span><text:span text:style-name="T6">A creation spell manipulates matter to create an object or creature in the place the spellcaster designates (subject to the limits noted above). If the spell has a duration other than instantaneous, magic holds the creation together, and when the spell ends, the conjured creature or object vanishes without a trace. If the spell has an instantaneous duration, the created object or creature is merely assembled through magic. It lasts indefinitely and does not depend on magic for its existence.</text:span></text:p>
      <text:p text:style-name="P5"><text:span text:style-name="T7">Healing: </text:span><text:span text:style-name="T6">Certain divine conjurations heal creatures or even bring them back to life.</text:span></text:p>
      <text:p text:style-name="P5"><text:span text:style-name="T7">Summoning:</text:span><text:span text:style-name="T6"> A summoning spell instantly brings a creature or object to a place you designate. When the spell ends or is dispelled, a summoned creature is instantly sent back to where it came from, but a summoned object is not sent back unless the spell description specifically indicates this. A summoned creature also goes away if it is killed or if its hit points drop to 0 or lower. It is not really dead. It takes 24 hours for the creature to reform, during which time it can’t be summoned again.</text:span></text:p>
      <text:p text:style-name="P5"><text:span text:style-name="T6">When the spell that summoned a creature ends and the creature disappears, all the spells it has cast expire. A summoned creature cannot use any innate summoning abilities it may have, and it refuses to cast any spells that would cost it XP, or to use any spell-like abilities that would cost XP if they were spells.</text:span></text:p>
      <text:p text:style-name="P5"><text:span text:style-name="T7">Teleportation:</text:span><text:span text:style-name="T6"> A teleportation spell transports one or more creatures or objects a great distance. The most powerful of these spells can cross planar boundaries. Unlike summoning spells, the transportation is (unless otherwise noted) one-way and not dispellable.</text:span></text:p>
      <text:p text:style-name="P5"><text:span text:style-name="T6">Teleportation is instantaneous travel through the Astral Plane. Anything that blocks astral travel also blocks teleportation.</text:span></text:p>
      <text:p text:style-name="P7"/>
      <text:h text:style-name="P3" text:outline-level="1"><text:span text:style-name="T2">Divination</text:span></text:h>
      <text:p text:style-name="P5"><text:span text:style-name="T6">Divination spells enable you to learn secrets long forgotten, to predict the future, to find hidden things, and to foil deceptive spells.</text:span></text:p>
      <text:p text:style-name="P5"><text:span text:style-name="T6">Many divination spells have cone-shaped areas. These move with you and extend in the direction you look. The cone defines the area that you can sweep each round. If you study the same area for multiple rounds, you can often gain additional information, as noted in the descriptive text for the spell.</text:span></text:p>
      <text:p text:style-name="P5"><text:span text:style-name="T7">Scrying:</text:span><text:span text:style-name="T6"> A scrying spell creates an invisible magical sensor that sends you information. Unless noted otherwise, the sensor has the same powers of sensory acuity that you possess. This level of acuity includes any spells or effects that target you, but not spells or effects that emanate from you. However, the sensor is treated as a separate, independent sensory organ of yours, and thus it functions normally even if you have been blinded, deafened, or otherwise suffered sensory impairment.</text:span></text:p>
      <text:p text:style-name="P5"><text:soft-page-break/><text:span text:style-name="T6">Any creature with an Intelligence score of 12 or higher can notice the sensor by making a DC 20 Intelligence check. The sensor can be dispelled as if it were an active spell.</text:span></text:p>
      <text:p text:style-name="P5"><text:span text:style-name="T6">Lead sheeting or magical protection blocks a scrying spell, and you sense that the spell is so blocked.</text:span></text:p>
      <text:p text:style-name="P7"/>
      <text:h text:style-name="P3" text:outline-level="1"><text:span text:style-name="T2">Enchantment</text:span></text:h>
      <text:p text:style-name="P5"><text:span text:style-name="T6">Enchantment spells affect the minds of others, influencing or controlling their behavior.</text:span></text:p>
      <text:p text:style-name="P5"><text:span text:style-name="T6">All enchantments are mind-affecting spells. Two types of enchantment spells grant you influence over a subject creature.</text:span></text:p>
      <text:p text:style-name="P5"><text:span text:style-name="T7">Charm:</text:span><text:span text:style-name="T6"> A charm spell changes how the subject views you, typically making it see you as a good friend.</text:span></text:p>
      <text:p text:style-name="P5"><text:span text:style-name="T7">Compulsion:</text:span><text:span text:style-name="T6"> A compulsion spell forces the subject to act in some manner or changes the way her mind works. Some compulsion spells determine the subject’s actions or the effects on the subject, some compulsion spells allow you to determine the subject’s actions when you cast the spell, and others give you ongoing control over the subject.</text:span></text:p>
      <text:p text:style-name="P7"/>
      <text:h text:style-name="P3" text:outline-level="1"><text:span text:style-name="T2">Evocation</text:span></text:h>
      <text:p text:style-name="P5"><text:span text:style-name="T6">Evocation spells manipulate energy or tap an unseen source of power to produce a desired end. In effect, they create something out of nothing. Many of these spells produce spectacular effects, and evocation spells can deal large amounts of damage.</text:span></text:p>
      <text:p text:style-name="P7"/>
      <text:h text:style-name="P3" text:outline-level="1"><text:span text:style-name="T2">Illusion</text:span></text:h>
      <text:p text:style-name="P5"><text:span text:style-name="T6">Illusion spells deceive the senses or minds of others. They cause people to see things that are not there, not see things that are there, hear phantom noises, or remember things that never happened.</text:span></text:p>
      <text:p text:style-name="P5"><text:span text:style-name="T7">Figment:</text:span><text:span text:style-name="T6"> A figment spell creates a false sensation. Those who perceive the figment perceive the same thing, not their own slightly different versions of the figment. (It is not a personalized mental impression.) Figments cannot make something seem to be something else. A figment that includes audible effects cannot duplicate intelligible speech unless the spell description specifically says it can. If intelligible speech is possible, it must be in a language you can speak. If you try to duplicate a language you cannot speak, the image produces gibberish. Likewise, you cannot make a visual copy of something unless you know what it looks like.</text:span></text:p>
      <text:p text:style-name="P5"><text:span text:style-name="T6">Because figments and glamers (see below) are unreal, they cannot produce real effects the way that other types of illusions can. They cannot cause damage to objects or creatures, support weight, provide nutrition, or provide protection from the elements. Consequently, these spells are useful for confounding or delaying foes, but useless for attacking them directly. </text:span></text:p>
      <text:p text:style-name="P5"><text:span text:style-name="T6">A figment’s AC is equal to 10 + its size modifier.</text:span></text:p>
      <text:p text:style-name="P5"><text:span text:style-name="T7">Glamer:</text:span><text:span text:style-name="T6"> A glamer spell changes a subject’s sensory qualities, making it look, feel, taste, smell, or sound like something else, or even seem to disappear.</text:span></text:p>
      <text:p text:style-name="P5"><text:span text:style-name="T7">Pattern:</text:span><text:span text:style-name="T6"> Like a figment, a pattern spell creates an image that others can see, but a pattern also affects the minds of those who see it or are caught in it. All patterns are mind-affecting spells.</text:span></text:p>
      <text:p text:style-name="P5"><text:span text:style-name="T7">Phantasm: </text:span><text:span text:style-name="T6">A phantasm spell creates a mental image that usually only the caster and the subject (or subjects) of the spell can perceive. This impression is totally in the minds of the subjects. It is a personalized mental impression. (It’s all in their heads and not a fake picture or something that they actually see.) Third parties viewing or studying the scene don’t notice the phantasm. All phantasms are mind-affecting spells.</text:span></text:p>
      <text:p text:style-name="P5"><text:span text:style-name="T7">Shadow:</text:span><text:span text:style-name="T6"> A shadow spell creates something that is partially real from extradimensional energy. Such illusions can have real effects. Damage dealt by a shadow illusion is real.</text:span></text:p>
      <text:p text:style-name="P5"><text:soft-page-break/><text:span text:style-name="T7">Saving Throws and Illusions (Disbelief ): </text:span><text:span text:style-name="T6">Creatures encountering an illusion usually do not receive saving throws to recognize it as illusory until they study it carefully or interact with it in some fashion.</text:span></text:p>
      <text:p text:style-name="P5"><text:span text:style-name="T6">A successful saving throw against an illusion reveals it to be false, but a figment or phantasm remains as a translucent outline.</text:span></text:p>
      <text:p text:style-name="P5"><text:span text:style-name="T6">A failed saving throw indicates that a character fails to notice something is amiss. A character faced with proof that an illusion isn’t real needs no saving throw. If any viewer successfully disbelieves an illusion and communicates this fact to others, each such viewer gains a saving throw with a +4 bonus.</text:span></text:p>
      <text:p text:style-name="P7"/>
      <text:h text:style-name="P3" text:outline-level="1"><text:span text:style-name="T2">Necromancy</text:span></text:h>
      <text:p text:style-name="P5"><text:span text:style-name="T6">Necromancy spells manipulate the power of death, unlife, and the life force. Spells involving undead creatures make up a large part of this school. </text:span></text:p>
      <text:p text:style-name="P8"/>
      <text:h text:style-name="P3" text:outline-level="1"><text:span text:style-name="T2">Transmutation</text:span></text:h>
      <text:p text:style-name="P5"><text:span text:style-name="T6">Transmutation spells change the properties of some creature, thing, or condition. </text:span></text:p>
      <text:p text:style-name="P6"/>
      <text:p text:style-name="P5"><text:span text:style-name="T11">[DESCRIPTOR]</text:span></text:p>
      <text:p text:style-name="P5"><text:span text:style-name="T6">Appearing on the same line as the school and subschool, when applicable, is a descriptor that further categorizes the spell in some way. Some spells have more than one descriptor.</text:span></text:p>
      <text:p text:style-name="P5"><text:span text:style-name="T6">The descriptors are acid, air, chaotic, cold, darkness, death, earth, electricity, evil, fear, fire, force, good, language-dependent, lawful, light, mind-affecting, sonic, and water.</text:span></text:p>
      <text:p text:style-name="P5"><text:span text:style-name="T6">Most of these descriptors have no game effect by themselves, but they govern how the spell interacts with other spells, with special abilities, with unusual creatures, with alignment, and so on.</text:span></text:p>
      <text:p text:style-name="P5"><text:span text:style-name="T6">A language-dependent spell uses intelligible language as a medium for communication. If the target cannot understand or cannot hear what the caster of a language-dependant spell says the spell fails.</text:span></text:p>
      <text:p text:style-name="P5"><text:span text:style-name="T6">A mind-affecting spell works only against creatures with an Intelligence score of 1 or higher.</text:span></text:p>
      <text:p text:style-name="P6"/>
      <text:p text:style-name="P5"><text:span text:style-name="T11">LEVEL</text:span></text:p>
      <text:p text:style-name="P5"><text:span text:style-name="T6">The next line of a spell description gives the spell’s level, a number between 0 and 9 that defines the spell’s relative power. This number is preceded by an abbreviation for the class whose members can cast the spell. The Level entry also indicates whether a spell is a domain spell and, if so, what its domain and its level as a domain spell are. A spell’s level affects the DC for any save allowed against the effect.</text:span></text:p>
      <text:p text:style-name="P5"><text:span text:style-name="T6">Names of spellcasting classes are abbreviated as follows: bard Brd; cleric Clr; druid Drd; paladin Pal; ranger Rgr; sorcerer Sor; wizard Wiz.</text:span></text:p>
      <text:p text:style-name="P5"><text:span text:style-name="T6">The domains a spell can be associated with include Air, Animal, Chaos, Death, Destruction, Earth, Evil, Fire, Good, Healing, Knowledge, Law, Luck, Magic, Plant, Protection, Strength, Sun, Travel, Trickery, War, and Water.</text:span></text:p>
      <text:p text:style-name="P6"><text:soft-page-break/></text:p>
      <text:p text:style-name="P5"><text:span text:style-name="T11">COMPONENTS</text:span></text:p>
      <text:p text:style-name="P5"><text:span text:style-name="T6">A spell’s components are what you must do or possess to cast it. The Components entry in a spell description includes abbreviations that tell you what type of components it has. Specifics for material, focus, and XP components are given at the end of the descriptive text. Usually you don’t worry about components, but when you can’t use a component for some reason or when a material or focus component is expensive, then the components are important.</text:span></text:p>
      <text:p text:style-name="P5"><text:span text:style-name="T7">Verbal (V):</text:span><text:span text:style-name="T6"> A verbal component is a spoken incantation. To provide a verbal component, you must be able to speak in a strong voice. A </text:span><text:span text:style-name="T9">silence </text:span><text:span text:style-name="T6">spell or a gag spoils the incantation (and thus the spell). A spellcaster who has been deafened has a 20% chance to spoil any spell with a verbal component that he or she tries to cast.</text:span></text:p>
      <text:p text:style-name="P5"><text:span text:style-name="T7">Somatic (S):</text:span><text:span text:style-name="T6"> A somatic component is a measured and precise movement of the hand. You must have at least one hand free to provide a somatic component.</text:span></text:p>
      <text:p text:style-name="P5"><text:span text:style-name="T7">Material (M):</text:span><text:span text:style-name="T6"> A material component is one or more physical substances or objects that are annihilated by the spell energies in the casting process. Unless a cost is given for a material component, the cost is negligible. Don’t bother to keep track of material components with negligible cost. Assume you have all you need as long as you have your spell component pouch.</text:span></text:p>
      <text:p text:style-name="P5"><text:span text:style-name="T7">Focus (F): </text:span><text:span text:style-name="T6">A focus component is a prop of some sort. Unlike a material component, a focus is not consumed when the spell is cast and can be reused. As with material components, the cost for a focus is negligible unless a price is given. Assume that focus components of negligible cost are in your spell component pouch.</text:span></text:p>
      <text:p text:style-name="P5"><text:span text:style-name="T7">Divine Focus (DF):</text:span><text:span text:style-name="T6"> A divine focus component is an item of spiritual significance. The divine focus for a cleric or a paladin is a holy symbol appropriate to the character’s faith. </text:span></text:p>
      <text:p text:style-name="P5"><text:span text:style-name="T6">If the Components line includes F/DF or M/DF, the arcane version of the spell has a focus component or a material component (the abbreviation before the slash) and the divine version has a divine focus component (the abbreviation after the slash).</text:span></text:p>
      <text:p text:style-name="P5"><text:span text:style-name="T7">XP Cost (XP):</text:span><text:span text:style-name="T6"> Some powerful spells entail an experience point cost to you. No spell can restore the XP lost in this manner. You cannot spend so much XP that you lose a level, so you cannot cast the spell unless you have enough XP to spare. However, you may, on gaining enough XP to attain a new level, use those XP for casting a spell rather than keeping them and advancing a level. The XP are treated just like a material component—expended when you cast the spell, whether or not the casting succeeds.</text:span></text:p>
      <text:p text:style-name="P6"/>
      <text:p text:style-name="P5"><text:span text:style-name="T11">CASTING TIME</text:span></text:p>
      <text:p text:style-name="P5"><text:span text:style-name="T6">Most spells have a casting time of 1 standard action. Others take 1 round or more, while a few require only a free action.</text:span></text:p>
      <text:p text:style-name="P5"><text:span text:style-name="T6">A spell that takes 1 round to cast is a full-round action. It comes into effect just before the beginning of your turn in the round after you began casting the spell. You then act normally after the spell is completed.</text:span></text:p>
      <text:p text:style-name="P5"><text:span text:style-name="T6">A spell that takes 1 minute to cast comes into effect just before your turn 1 minute later (and for each of those 10 rounds, you are casting a spell as a full-round action, just as noted above for 1- round casting times). These actions must be consecutive and uninterrupted, or the spell automatically fails.</text:span></text:p>
      <text:p text:style-name="P5"><text:span text:style-name="T6">When you begin a spell that takes 1 round or longer to cast, you must continue the concentration from the current round to just before your turn in the next round (at least). If you lose concentration before the casting is complete, you lose the spell.</text:span></text:p>
      <text:p text:style-name="P5"><text:span text:style-name="T6">A spell with a casting time of 1 free action doesn’t count against your normal limit of one spell per round. However, you may cast such a spell only once per round. Casting a spell with a casting time of 1 free action doesn’t provoke attacks of opportunity.</text:span></text:p>
      <text:p text:style-name="P5"><text:span text:style-name="T6">You make all pertinent decisions about a spell (range, target, area, effect, version, and so forth) when the spell comes into effect.</text:span></text:p>
      <text:p text:style-name="P7"/>
      <text:p text:style-name="P5"><text:span text:style-name="T11">RANGE</text:span></text:p>
      <text:p text:style-name="P5"><text:span text:style-name="T6">A spell’s range indicates how far from you it can reach, as defined in the Range entry of the spell description. A spell’s range is the maximum distance from you that the spell’s effect can occur, as well as the maximum distance at which you can designate the spell’s point of origin. If any portion of the spell’s area would extend beyond this range, that area is wasted. Standard ranges include the following.</text:span></text:p>
      <text:p text:style-name="P5"><text:soft-page-break/><text:span text:style-name="T7">Personal:</text:span><text:span text:style-name="T6"> The spell affects only you.</text:span></text:p>
      <text:p text:style-name="P5"><text:span text:style-name="T7">Touch:</text:span><text:span text:style-name="T6"> You must touch a creature or object to affect it. A touch spell that deals damage can score a critical hit just as a weapon can. A touch spell threatens a critical hit on a natural roll of 20 and deals double damage on a successful critical hit. Some touch spells allow you to touch multiple targets. You can touch as many willing targets as you can reach as part of the casting, but all targets of the spell must be touched in the same round that you finish casting the spell.</text:span></text:p>
      <text:p text:style-name="P5"><text:span text:style-name="T7">Close:</text:span><text:span text:style-name="T6"> The spell reaches as far as 25 feet away from you. The maximum range increases by 5 feet for every two full caster levels.</text:span></text:p>
      <text:p text:style-name="P5"><text:span text:style-name="T7">Medium:</text:span><text:span text:style-name="T6"> The spell reaches as far as 100 feet + 10 feet per caster level.</text:span></text:p>
      <text:p text:style-name="P5"><text:span text:style-name="T7">Long:</text:span><text:span text:style-name="T6"> The spell reaches as far as 400 feet + 40 feet per caster level.</text:span></text:p>
      <text:p text:style-name="P5"><text:span text:style-name="T7">Unlimited:</text:span><text:span text:style-name="T6"> The spell reaches anywhere on the same plane of existence.</text:span></text:p>
      <text:p text:style-name="P5"><text:span text:style-name="T7">Range Expressed in Feet:</text:span><text:span text:style-name="T6"> Some spells have no standard range category, just a range expressed in feet.</text:span></text:p>
      <text:p text:style-name="P6"/>
      <text:p text:style-name="P5"><text:span text:style-name="T11">AIMING A SPELL</text:span></text:p>
      <text:p text:style-name="P2"><text:span text:style-name="T1">You must make some choice about whom the spell is to affect or where the effect is to originate, depending on the type of spell. The next entry in a spell description defines the spell’s target (or targets), its effect, or its area, as appropriate.</text:span></text:p>
      <text:p text:style-name="P5"><text:span text:style-name="T7">Target or Targets:</text:span><text:span text:style-name="T6"> Some spells</text:span><text:span text:style-name="T9"> </text:span><text:span text:style-name="T6">have a target or targets. You cast these spells on creatures or objects, as defined by the spell itself. You must be able to see or touch the target, and you must specifically choose that target. You do not have to select your target until you finish casting the spell.</text:span></text:p>
      <text:p text:style-name="P5"><text:span text:style-name="T6">If the target of a spell is yourself (the spell description has a line that reads Target: You), you do not receive a saving throw, and spell resistance does not apply. The Saving Throw and Spell Resistance lines are omitted from such spells.</text:span></text:p>
      <text:p text:style-name="P5"><text:span text:style-name="T6">Some spells restrict you to willing targets only. Declaring yourself as a willing target is something that can be done at any time (even if you’re flat-footed or it isn’t your turn). Unconscious creatures are automatically considered willing, but a character who is conscious but immobile or helpless (such as one who is bound, cowering, grappling, paralyzed, pinned, or stunned) is not automatically willing.</text:span></text:p>
      <text:p text:style-name="P5"><text:span text:style-name="T6">Some spells allow you to redirect the effect to new targets or areas after you cast the spell. Redirecting a spell is a move action that does not provoke attacks of opportunity.</text:span></text:p>
      <text:p text:style-name="P5"><text:span text:style-name="T7">Effect:</text:span><text:span text:style-name="T6"> Some spells create or summon things rather than affecting things that are already present.</text:span></text:p>
      <text:p text:style-name="P5"><text:span text:style-name="T6">You must designate the location where these things are to appear, either by seeing it or defining it. Range determines how far away an effect can appear, but if the effect is mobile it can move regardless of the spell’s range.</text:span></text:p>
      <text:p text:style-name="P5"><text:span text:style-name="T9">Ray: </text:span><text:span text:style-name="T6">Some effects are rays. You aim a ray as if using a ranged weapon, though typically you make a ranged touch attack rather than a normal ranged attack. As with a ranged weapon, you can fire into the dark or at an invisible creature and hope you hit something. You don’t have to see the creature you’re trying to hit, as you do with a targeted spell. Intervening creatures and obstacles, however, can block your line of sight or provide cover for the creature you’re aiming at.</text:span></text:p>
      <text:p text:style-name="P5"><text:span text:style-name="T6">If a ray spell has a duration, it’s the duration of the effect that the ray causes, not the length of time the ray itself persists.</text:span></text:p>
      <text:p text:style-name="P5"><text:span text:style-name="T6">If a ray spell deals damage, you can score a critical hit just as if it were a weapon. A ray spell threatens a critical hit on a natural roll of 20 and deals double damage on a successful critical hit.</text:span></text:p>
      <text:p text:style-name="P5"><text:span text:style-name="T9">Spread: </text:span><text:span text:style-name="T6">Some effects, notably clouds and fogs, spread out from a point of origin, which must be a grid intersection. The effect can extend around corners and into areas that you can’t see. Figure distance by actual distance traveled, taking into account turns the spell effect takes. When determining distance for spread effects, count around walls, not through them. As with movement, do not trace diagonals across corners. You must designate the point of origin for such an effect, but you need not have line of effect (see below) to all portions of the effect.</text:span></text:p>
      <text:p text:style-name="P5"><text:span text:style-name="T7">Area:</text:span><text:span text:style-name="T6"> Some spells affect an area. Sometimes a spell description specifies a specially defined area, but usually an area falls into one of the categories defined below.</text:span></text:p>
      <text:p text:style-name="P5"><text:soft-page-break/><text:span text:style-name="T6">Regardless of the shape of the area, you select the point where the spell originates, but otherwise you don’t control which creatures or objects the spell affects. The point of origin of a spell is always a grid intersection. When determining whether a given creature is within the area of a spell, count out the distance from the point of origin in squares just as you do when moving a character or when determining the range for a ranged attack. The only difference is that instead of counting from the center of one square to the center of the next, you count from intersection to intersection.</text:span></text:p>
      <text:p text:style-name="P5"><text:span text:style-name="T6">You can count diagonally across a square, but remember that every second diagonal counts as 2 squares of distance. If the far edge of a square is within the spell’s area, anything within that square is within the spell’s area. If the spell’s area only touches the near edge of a square, however, anything within that square is unaffected by the spell.</text:span></text:p>
      <text:p text:style-name="P5"><text:span text:style-name="T9">Burst, Emanation, or Spread: </text:span><text:span text:style-name="T6">Most spells that affect an area function as a burst, an emanation, or a spread. In each case, you select the spell’s point of origin and measure its effect from that point.</text:span></text:p>
      <text:p text:style-name="P5"><text:span text:style-name="T6">A burst spell affects whatever it catches in its area, even including creatures that you can’t see. It can’t affect creatures with total cover from its point of origin (in other words, its effects don’t extend around corners). The default shape for a burst effect is a sphere, but some burst spells are specifically described as cone-shaped. A burst’s area defines how far from the point of origin the spell’s effect extends.</text:span></text:p>
      <text:p text:style-name="P5"><text:span text:style-name="T6">An emanation spell functions like a burst spell, except that the effect continues to radiate from the point of origin for the duration of the spell. Most emanations are cones or spheres.</text:span></text:p>
      <text:p text:style-name="P5"><text:span text:style-name="T6">A spread spell spreads out like a burst but can turn corners. You select the point of origin, and the spell spreads out a given distance in all directions. Figure the area the spell effect fills by taking into account any turns the spell effect takes.</text:span></text:p>
      <text:p text:style-name="P5"><text:span text:style-name="T9">Cone, Cylinder, Line, or Sphere: </text:span><text:span text:style-name="T6">Most spells that affect an area have a particular shape, such as a cone, cylinder, line, or sphere.</text:span></text:p>
      <text:p text:style-name="P5"><text:span text:style-name="T6">A cone-shaped spell shoots away from you in a quarter-circle in the direction you designate. It starts from any corner of your square and widens out as it goes. Most cones are either bursts or emanations (see above), and thus won’t go around corners.</text:span></text:p>
      <text:p text:style-name="P5"><text:span text:style-name="T6">When casting a cylinder-shaped spell, you select the spell’s point of origin. This point is the center of a horizontal circle, and the spell shoots down from the circle, filling a cylinder. A cylinder-shaped spell ignores any obstructions within its area.</text:span></text:p>
      <text:p text:style-name="P5"><text:span text:style-name="T6">A line-shaped spell shoots away from you in a line in the direction you designate. It starts from any corner of your square and extends to the limit of its range or until it strikes a barrier that blocks line of effect. A line-shaped spell affects all creatures in squares that the line passes through.</text:span></text:p>
      <text:p text:style-name="P5"><text:span text:style-name="T6">A sphere-shaped spell expands from its point of origin to fill a spherical area. Spheres may be bursts, emanations, or spreads.</text:span></text:p>
      <text:p text:style-name="P5"><text:span text:style-name="T9">Creatures: </text:span><text:span text:style-name="T6">A spell with this kind of area affects creatures directly (like a targeted spell), but it affects all creatures in an area of some kind rather than individual creatures you select. The area might be a spherical burst , a cone-shaped burst, or some other shape.</text:span></text:p>
      <text:p text:style-name="P5"><text:span text:style-name="T6">Many spells affect “living creatures,” which means all creatures other than constructs and undead. Creatures in the spell’s area that are not of the appropriate type do not count against the creatures affected.</text:span></text:p>
      <text:p text:style-name="P5"><text:span text:style-name="T9">Objects: </text:span><text:span text:style-name="T6">A spell with this kind of area affects objects within an area you select (as Creatures, but affecting objects instead).</text:span></text:p>
      <text:p text:style-name="P5"><text:span text:style-name="T9">Other: </text:span><text:span text:style-name="T6">A spell can have a unique area, as defined in its description.</text:span></text:p>
      <text:p text:style-name="P5"><text:span text:style-name="T9">(S) Shapeable: </text:span><text:span text:style-name="T6">If an Area or Effect entry ends with “(S),” you can shape the spell. A shaped effect or area can have no dimension smaller than 10 feet. Many effects or areas are given as cubes to make it easy to model irregular shapes. Three-dimensional volumes are most often needed to define aerial or underwater effects and areas.</text:span></text:p>
      <text:p text:style-name="P5"><text:span text:style-name="T7">Line of Effect:</text:span><text:span text:style-name="T6"> A line of effect is a straight, unblocked path that indicates what a spell can affect. A line of effect is canceled by a solid barrier. It’s like line of sight for ranged weapons, except that it’s not blocked by fog, darkness, and other factors that limit normal sight.</text:span></text:p>
      <text:p text:style-name="P5"><text:span text:style-name="T6">You must have a clear line of effect to any target that you cast a spell on or to any space in which you wish to create an effect. You must have a clear line of effect to the point of origin of any spell you cast</text:span><text:span text:style-name="T9">.</text:span></text:p>
      <text:p text:style-name="P5"><text:span text:style-name="T6">A burst, cone, cylinder, or emanation spell affects only an area, creatures, or objects to which it has line of effect from its origin (a spherical burst’s center point, a cone-shaped burst’s starting point, a cylinder’s circle, or an emanation’s point of origin).</text:span></text:p>
      <text:p text:style-name="P5"><text:span text:style-name="T6">An otherwise solid barrier with a hole of at least 1 square foot through it does not block a spell’s line of effect. Such an opening means that the 5-foot length of wall containing the hole is no longer considered a barrier for purposes of a spell’s line of effect.</text:span></text:p>
      <text:p text:style-name="P6"/>
      <text:p text:style-name="P5"><text:soft-page-break/><text:span text:style-name="T11">DURATION</text:span></text:p>
      <text:p text:style-name="P5"><text:span text:style-name="T6">A spell’s Duration entry tells you how long the magical energy of the spell lasts.</text:span></text:p>
      <text:p text:style-name="P5"><text:span text:style-name="T7">Timed Durations: </text:span><text:span text:style-name="T6">Many durations are measured in rounds, minutes, hours, or some other increment. When the time is up, the magic goes away and the spell ends. If a spell’s duration is variable the duration is rolled secretly (the caster doesn’t know how long the spell will last). </text:span></text:p>
      <text:p text:style-name="P5"><text:span text:style-name="T7">Instantaneous:</text:span><text:span text:style-name="T6"> The spell energy comes and goes the instant the spell is cast, though the consequences might be long-lasting.</text:span></text:p>
      <text:p text:style-name="P5"><text:span text:style-name="T7">Permanent: </text:span><text:span text:style-name="T6">The energy remains as long as the effect does. This means the spell is vulnerable to </text:span><text:span text:style-name="T9">dispel magic</text:span><text:span text:style-name="T6">. </text:span></text:p>
      <text:p text:style-name="P5"><text:span text:style-name="T7">Concentration:</text:span><text:span text:style-name="T6"> The spell lasts as long as you concentrate on it. Concentrating to maintain a spell is a standard action that does not provoke attacks of opportunity. Anything that could break your concentration when casting a spell can also break your concentration while you’re maintaining one, causing the spell to end.</text:span></text:p>
      <text:p text:style-name="P5"><text:span text:style-name="T6">You can’t cast a spell while concentrating on another one. Sometimes a spell lasts for a short time after you cease concentrating.</text:span></text:p>
      <text:p text:style-name="P5"><text:span text:style-name="T7">Subjects, Effects, and Areas:</text:span><text:span text:style-name="T6"> If the spell affects creatures directly the result travels with the subjects for the spell’s duration. If the spell creates an effect, the effect lasts for the duration. The effect might move or remain still. Such an effect can be destroyed prior to when its duration ends. If the spell affects an area then the spell stays with that area for its duration. </text:span></text:p>
      <text:p text:style-name="P5"><text:span text:style-name="T6">Creatures become subject to the spell when they enter the area and are no longer subject to it when they leave.</text:span></text:p>
      <text:p text:style-name="P5"><text:span text:style-name="T7">Touch Spells and Holding the Charge:</text:span><text:span text:style-name="T6"> In most cases, if you don’t discharge a touch spell on the round you cast it, you can hold the charge (postpone the discharge of the spell) indefinitely. You can make touch attacks round after round. If you cast another spell, the touch spell dissipates.</text:span></text:p>
      <text:p text:style-name="P5"><text:span text:style-name="T6">Some touch spells</text:span><text:span text:style-name="T9"> </text:span><text:span text:style-name="T6">allow you to touch multiple targets as part of the spell. You can’t hold the charge of such a spell; you must touch all targets of the spell in the same round that you finish casting the spell.</text:span></text:p>
      <text:p text:style-name="P5"><text:span text:style-name="T7">Discharge:</text:span><text:span text:style-name="T6"> Occasionally a spells lasts for a set duration or until triggered or discharged.</text:span></text:p>
      <text:p text:style-name="P5"><text:span text:style-name="T7">(D) Dismissible:</text:span><text:span text:style-name="T6"> If the Duration line ends with “(D),” you can dismiss the spell at will. You must be within range of the spell’s effect and must speak words of dismissal, which are usually a modified form of the spell’s verbal component. If the spell has no verbal component, you can dismiss the effect with a gesture. Dismissing a spell is a standard action that does not provoke attacks of opportunity.</text:span></text:p>
      <text:p text:style-name="P5"><text:span text:style-name="T6">A spell that depends on concentration is dismissible by its very nature, and dismissing it does not take an action, since all you have to do to end the spell is to stop concentrating on your turn.</text:span></text:p>
      <text:p text:style-name="P6"/>
      <text:p text:style-name="P5"><text:span text:style-name="T11">SAVING THROW</text:span></text:p>
      <text:p text:style-name="P5"><text:span text:style-name="T6">Usually a harmful spell allows a target to make a saving throw to avoid some or all of the effect. The Saving Throw entry in a spell description defines which type of saving throw the spell allows and describes how saving throws against the spell work.</text:span></text:p>
      <text:p text:style-name="P5"><text:span text:style-name="T7">Negates: </text:span><text:span text:style-name="T6">The spell has no effect on a subject that makes a successful saving throw.</text:span></text:p>
      <text:p text:style-name="P5"><text:span text:style-name="T7">Partial:</text:span><text:span text:style-name="T6"> The spell causes an effect on its subject. A successful saving throw means that some lesser effect occurs.</text:span></text:p>
      <text:p text:style-name="P5"><text:span text:style-name="T7">Half:</text:span><text:span text:style-name="T6"> The spell deals damage, and a successful saving throw halves the damage taken (round down).</text:span></text:p>
      <text:p text:style-name="P5"><text:span text:style-name="T7">None:</text:span><text:span text:style-name="T6"> No saving throw is allowed.</text:span></text:p>
      <text:p text:style-name="P5"><text:soft-page-break/><text:span text:style-name="T7">Disbelief:</text:span><text:span text:style-name="T6"> A successful save lets the subject ignore the effect. </text:span></text:p>
      <text:p text:style-name="P5"><text:span text:style-name="T7">(object):</text:span><text:span text:style-name="T6"> The spell can be cast on objects, which receive saving throws only if they are magical or if they are attended (held, worn, grasped, or the like) by a creature resisting the spell, in which case the object uses the creature’s saving throw bonus unless its own bonus is greater. (This notation does not mean that a spell can be cast only on objects. Some spells of this sort can be cast on creatures or objects.) A magic item’s saving throw bonuses are each equal to 2 + one-half the item’s caster level. </text:span></text:p>
      <text:p text:style-name="P5"><text:span text:style-name="T7">(harmless):</text:span><text:span text:style-name="T6"> The spell is usually beneficial, not harmful, but a targeted creature can attempt a saving throw if it desires.</text:span></text:p>
      <text:p text:style-name="P5"><text:span text:style-name="T7">Saving Throw Difficulty Class:</text:span><text:span text:style-name="T6"> A saving throw against your spell has a DC of 10 + the level of the spell + your bonus for the relevant ability (Intelligence for a wizard, Charisma for a sorcerer or bard, or Wisdom for a cleric, druid, paladin, or ranger). A spell’s level can vary depending on your class. Always use the spell level applicable to your class.</text:span></text:p>
      <text:p text:style-name="P5"><text:span text:style-name="T7">Succeeding on a Saving Throw: </text:span><text:span text:style-name="T6">A creature that successfully saves against a spell that has no obvious physical effects feels a hostile force or a tingle, but cannot deduce the exact nature of the attack. Likewise, if a creature’s saving throw succeeds against a targeted spell you sense that the spell has failed. You do not sense when creatures succeed on saves against effect and area spells.</text:span></text:p>
      <text:p text:style-name="P5"><text:span text:style-name="T7">Automatic Failures and Successes:</text:span><text:span text:style-name="T6"> A natural 1 (the d20 comes up 1) on a saving throw is always a failure, and the spell may cause damage to exposed items (see Items Surviving after a Saving Throw, below). A natural 20 (the d20 comes up 20) is always a success.</text:span></text:p>
      <text:p text:style-name="P5"><text:span text:style-name="T7">Voluntarily Giving up a Saving Throw:</text:span><text:span text:style-name="T6"> A creature can voluntarily forego a saving throw and willingly accept a spell’s result. Even a character with a special resistance to magic can suppress this quality.</text:span></text:p>
      <text:p text:style-name="P5"><text:span text:style-name="T7">Items Surviving after a Saving Throw:</text:span><text:span text:style-name="T6"> Unless the descriptive text for the spell specifies otherwise, all items carried or worn by a creature are assumed to survive a magical attack. If a creature rolls a natural 1 on its saving throw against the effect, however, an exposed item is harmed (if the attack can harm objects). Refer to Table: Items Affected by Magical Attacks. Determine which four objects carried or worn by the creature are most likely to be affected and roll randomly among them. The randomly determined item must make a saving throw against the attack form and take whatever damage the attack deal.</text:span></text:p>
      <text:p text:style-name="P5"><text:span text:style-name="T6">If an item is not carried or worn and is not magical, it does not get a saving throw. It simply is dealt the appropriate damage.</text:span></text:p>
      <text:p text:style-name="P8"/>
      <table:table table:name="Table1" table:style-name="Table1">
        <table:table-column table:style-name="Table1.A"/>
        <table:table-column table:style-name="Table1.B"/>
        <text:soft-page-break/>
        <table:table-row table:style-name="Table1.1">
          <table:table-cell table:style-name="Table1.A1" table:number-columns-spanned="2" office:value-type="string">
            <text:h text:style-name="P1" text:outline-level="2"><text:span text:style-name="T3">Table: Items Affected by Magical Attacks</text:span></text:h>
          </table:table-cell>
          <table:covered-table-cell/>
        </table:table-row>
        <table:table-row table:style-name="Table1.2">
          <table:table-cell table:style-name="Table1.A2" office:value-type="string">
            <text:p text:style-name="P10"><text:span text:style-name="T4">Order</text:span><text:span text:style-name="T13">1</text:span></text:p>
          </table:table-cell>
          <table:table-cell table:style-name="Table1.A2" office:value-type="string">
            <text:p text:style-name="P10"><text:span text:style-name="T4">Item</text:span></text:p>
          </table:table-cell>
        </table:table-row>
        <table:table-row table:style-name="Table1.2">
          <table:table-cell table:style-name="Table1.A2" office:value-type="string">
            <text:p text:style-name="P5"><text:span text:style-name="T3">1st</text:span></text:p>
          </table:table-cell>
          <table:table-cell table:style-name="Table1.A2" office:value-type="string">
            <text:p text:style-name="P5"><text:span text:style-name="T3">Shield</text:span></text:p>
          </table:table-cell>
        </table:table-row>
        <table:table-row table:style-name="Table1.2">
          <table:table-cell table:style-name="Table1.A2" office:value-type="string">
            <text:p text:style-name="P5"><text:span text:style-name="T3">2nd</text:span></text:p>
          </table:table-cell>
          <table:table-cell table:style-name="Table1.A2" office:value-type="string">
            <text:p text:style-name="P5"><text:span text:style-name="T3">Armor</text:span></text:p>
          </table:table-cell>
        </table:table-row>
        <table:table-row table:style-name="Table1.2">
          <table:table-cell table:style-name="Table1.A2" office:value-type="string">
            <text:p text:style-name="P5"><text:span text:style-name="T3">3rd</text:span></text:p>
          </table:table-cell>
          <table:table-cell table:style-name="Table1.A2" office:value-type="string">
            <text:p text:style-name="P5"><text:span text:style-name="T3">Magic helmet, hat, or headband</text:span></text:p>
          </table:table-cell>
        </table:table-row>
        <table:table-row table:style-name="Table1.2">
          <table:table-cell table:style-name="Table1.A2" office:value-type="string">
            <text:p text:style-name="P5"><text:span text:style-name="T3">4th</text:span></text:p>
          </table:table-cell>
          <table:table-cell table:style-name="Table1.A2" office:value-type="string">
            <text:p text:style-name="P5"><text:span text:style-name="T3">Item in hand (including weapon, wand, or the like)</text:span></text:p>
          </table:table-cell>
        </table:table-row>
        <table:table-row table:style-name="Table1.2">
          <table:table-cell table:style-name="Table1.A2" office:value-type="string">
            <text:p text:style-name="P5"><text:span text:style-name="T3">5th</text:span></text:p>
          </table:table-cell>
          <table:table-cell table:style-name="Table1.A2" office:value-type="string">
            <text:p text:style-name="P5"><text:span text:style-name="T3">Magic cloak</text:span></text:p>
          </table:table-cell>
        </table:table-row>
        <table:table-row table:style-name="Table1.2">
          <table:table-cell table:style-name="Table1.A2" office:value-type="string">
            <text:p text:style-name="P5"><text:span text:style-name="T3">6th</text:span></text:p>
          </table:table-cell>
          <table:table-cell table:style-name="Table1.A2" office:value-type="string">
            <text:p text:style-name="P5"><text:span text:style-name="T3">Stowed or sheathed weapon</text:span></text:p>
          </table:table-cell>
        </table:table-row>
        <table:table-row table:style-name="Table1.2">
          <table:table-cell table:style-name="Table1.A2" office:value-type="string">
            <text:p text:style-name="P5"><text:span text:style-name="T3">7th</text:span></text:p>
          </table:table-cell>
          <table:table-cell table:style-name="Table1.A2" office:value-type="string">
            <text:p text:style-name="P5"><text:span text:style-name="T3">Magic bracers</text:span></text:p>
          </table:table-cell>
        </table:table-row>
        <table:table-row table:style-name="Table1.2">
          <table:table-cell table:style-name="Table1.A2" office:value-type="string">
            <text:p text:style-name="P5"><text:span text:style-name="T3">8th</text:span></text:p>
          </table:table-cell>
          <table:table-cell table:style-name="Table1.A2" office:value-type="string">
            <text:p text:style-name="P5"><text:span text:style-name="T3">Magic clothing</text:span></text:p>
          </table:table-cell>
        </table:table-row>
        <table:table-row table:style-name="Table1.2">
          <table:table-cell table:style-name="Table1.A2" office:value-type="string">
            <text:p text:style-name="P5"><text:span text:style-name="T3">9th</text:span></text:p>
          </table:table-cell>
          <table:table-cell table:style-name="Table1.A2" office:value-type="string">
            <text:p text:style-name="P5"><text:span text:style-name="T3">Magic jewelry (including rings)</text:span></text:p>
          </table:table-cell>
        </table:table-row>
        <table:table-row table:style-name="Table1.2">
          <table:table-cell table:style-name="Table1.A2" office:value-type="string">
            <text:p text:style-name="P5"><text:span text:style-name="T3">10th</text:span></text:p>
          </table:table-cell>
          <table:table-cell table:style-name="Table1.A2" office:value-type="string">
            <text:p text:style-name="P5"><text:span text:style-name="T3">Anything else</text:span></text:p>
          </table:table-cell>
        </table:table-row>
        <table:table-row table:style-name="Table1.1">
          <table:table-cell table:style-name="Table1.A13" table:number-columns-spanned="2" office:value-type="string">
            <text:p text:style-name="P10"><text:span text:style-name="T3">1 In order of most likely to least likely to be affected.</text:span></text:p>
          </table:table-cell>
          <table:covered-table-cell/>
        </table:table-row>
      </table:table>
      <text:p text:style-name="P6"/>
      <text:p text:style-name="P5"><text:span text:style-name="T11">SPELL RESISTANCE</text:span></text:p>
      <text:p text:style-name="P5"><text:span text:style-name="T6">Spell resistance is a special defensive ability. If your spell is being resisted by a creature with spell resistance, you must make a caster level check (1d20 + caster level) at least equal to the creature’s spell resistance for the spell to affect that creature. The defender’s spell resistance is like an Armor Class against magical attacks. Include any adjustments to your caster level to this caster level check.</text:span></text:p>
      <text:p text:style-name="P5"><text:span text:style-name="T6">The Spell Resistance entry and the descriptive text of a spell description tell you whether spell resistance protects creatures from the spell. In many cases, spell resistance applies only when a resistant creature is targeted by the spell, not when a resistant creature encounters a spell that is already in place.</text:span></text:p>
      <text:p text:style-name="P5"><text:span text:style-name="T6">The terms “object” and “harmless” mean the same thing for spell resistance as they do for saving throws. A creature with spell resistance must voluntarily lower the resistance (a standard action) in order to be affected by a spell noted as harmless. In such a case, you do not need to make the caster level check described above.</text:span></text:p>
      <text:p text:style-name="P6"/>
      <text:p text:style-name="P5"><text:span text:style-name="T11">DESCRIPTIVE TEXT</text:span></text:p>
      <text:p text:style-name="P5"><text:span text:style-name="T6">This portion of a spell description details what the spell does and how it works. If one of the previous entries in the description included “see text,” this is where the explanation is found. </text:span></text:p>
      <text:p text:style-name="P9"/>
      <text:p text:style-name="P5"><text:span text:style-name="T10">ARCANE SPELLS</text:span></text:p>
      <text:p text:style-name="P5"><text:span text:style-name="T6">Wizards, sorcerers, and bards cast arcane spells. Compared to divine spells, arcane spells are more likely to produce dramatic results.</text:span></text:p>
      <text:p text:style-name="P6"/>
      <text:p text:style-name="P5"><text:span text:style-name="T11">PREPARING WIZARD SPELLS</text:span></text:p>
      <text:p text:style-name="P5"><text:span text:style-name="T6">A wizard’s level limits the number of spells she can prepare and cast. Her high Intelligence score might allow her to prepare a few extra spells. She can prepare the same spell more than once, but each preparation counts as one spell toward her daily limit. To prepare a spell the wizard must have an Intelligence score of at least 10 + the spell’s level.</text:span></text:p>
      <text:p text:style-name="P5"><text:span text:style-name="T7">Rest: </text:span><text:span text:style-name="T6">To prepare her daily spells, a wizard must first sleep for 8 hours. The wizard does not have to slumber for every minute of the time, but she must refrain from movement, combat, spellcasting, skill use, conversation, or any other fairly demanding physical or mental task during the rest period. If her rest is interrupted, each interruption adds 1 hour to the total amount of time she has to rest in order to clear her mind, and she must have at least 1 hour of uninterrupted rest immediately prior to preparing her spells. If the character does not need to sleep for some reason, she still must have 8 hours of restful calm before preparing any spells. </text:span></text:p>
      <text:p text:style-name="P5"><text:span text:style-name="T7">Recent Casting Limit/Rest Interruptions:</text:span><text:span text:style-name="T6"> If a wizard has cast spells recently, the drain on her resources reduces her capacity to prepare new spells. When she prepares spells for the coming day, all the spells she has cast within the last 8 hours count against her daily limit.</text:span></text:p>
      <text:p text:style-name="P5"><text:span text:style-name="T7">Preparation Environment:</text:span><text:span text:style-name="T6"> To prepare any spell, a wizard must have enough peace, quiet, and comfort to allow for proper concentration. The wizard’s surroundings need not be luxurious, but they must be free from overt distractions. Exposure to inclement weather prevents the necessary concentration, as does any injury or failed saving throw the character might experience while studying. Wizards also must have access to their spellbooks to study from and sufficient light to read them by. There is one major exception: A wizard can prepare a </text:span><text:span text:style-name="T9">read magic </text:span><text:span text:style-name="T6">spell even without a spellbook. </text:span></text:p>
      <text:p text:style-name="P5"><text:span text:style-name="T7">Spell Preparation Time:</text:span><text:span text:style-name="T6"> After resting, a wizard must study her spellbook to prepare any spells that day. If she wants to prepare all her spells, the process takes 1 hour. Preparing some smaller portion of her daily capacity takes a proportionally smaller amount of time, but always at least 15 minutes, the minimum time required to achieve the proper mental state.</text:span></text:p>
      <text:p text:style-name="P5"><text:span text:style-name="T7">Spell Selection and Preparation:</text:span><text:span text:style-name="T6"> Until she prepares spells from her spellbook, the only spells a wizard has available to cast are the ones that she already had prepared from the previous day and has not yet used. During the study period, she chooses which spells to prepare. If a wizard already has spells prepared (from the previous day) that she has not cast, she can abandon some or all of them to make room for new spells.</text:span></text:p>
      <text:p text:style-name="P5"><text:span text:style-name="T6">When preparing spells for the day, a wizard can leave some of these spell slots open. Later during that day, she can repeat the preparation process as often as she likes, time and circumstances permitting. During these extra sessions of preparation, the wizard can fill these unused spell slots. She cannot, however, abandon a previously prepared spell to replace it with another one or fill a slot that is empty because she has cast a spell in the meantime. That sort of preparation requires a mind fresh from rest. Like the first session of the day, this preparation takes at least 15 minutes, and it takes longer if the wizard prepares more than one-quarter of her spells.</text:span></text:p>
      <text:p text:style-name="P5"><text:soft-page-break/><text:span text:style-name="T7">Spell Slots:</text:span><text:span text:style-name="T6"> The various character class tables show how many spells of each level a character can cast per day. These openings for daily spells are called spell slots. A spellcaster always has the option to fill a higher-level spell slot with a lower-level spell. A spellcaster who lacks a high enough ability score to cast spells that would otherwise be his or her due still gets the slots but must fill them with spells of lower level.</text:span></text:p>
      <text:p text:style-name="P5"><text:span text:style-name="T7">Prepared Spell Retention:</text:span><text:span text:style-name="T6"> Once a wizard prepares a spell, it remains in her mind as a nearly cast spell until she uses the prescribed components to complete and trigger it or until she abandons it. Certain other events, such as the effects of magic items or special attacks from monsters, can wipe a prepared spell from a character’s mind.</text:span></text:p>
      <text:p text:style-name="P5"><text:span text:style-name="T7">Death and Prepared Spell Retention:</text:span><text:span text:style-name="T6"> If a spellcaster dies, all prepared spells stored in his or her mind are wiped away. Potent magic (such as </text:span><text:span text:style-name="T9">raise dead, resurrection, </text:span><text:span text:style-name="T6">or </text:span><text:span text:style-name="T9">true resurrection</text:span><text:span text:style-name="T6">) can recover the lost energy when it recovers the character.</text:span></text:p>
      <text:p text:style-name="P6"/>
      <text:p text:style-name="P5"><text:span text:style-name="T11">ARCANE MAGICAL WRITINGS</text:span></text:p>
      <text:p text:style-name="P5"><text:span text:style-name="T6">To record an arcane spell in written form, a character uses complex notation that describes the magical forces involved in the spell. The writer uses the same system no matter what her native language or culture. However, each character uses the system in her own way. Another person’s magical writing remains incomprehensible to even the most powerful wizard until she takes time to study and decipher it.</text:span></text:p>
      <text:p text:style-name="P5"><text:span text:style-name="T6">To decipher an arcane magical writing (such as a single spell in written form in another’s spellbook or on a scroll), a character must make a Spellcraft check (DC 20 + the spell’s level). If the skill check fails, the character cannot attempt to read that particular spell again until the next day. A </text:span><text:span text:style-name="T9">read magic </text:span><text:span text:style-name="T6">spell automatically deciphers a magical writing without a skill check. If the person who created the magical writing is on hand to help the reader, success is also automatic.</text:span></text:p>
      <text:p text:style-name="P5"><text:span text:style-name="T6">Once a character deciphers a particular magical writing, she does not need to decipher it again. Deciphering a magical writing allows the reader to identify the spell and gives some idea of its effects (as explained in the spell description). If the magical writing was a scroll and the reader can cast arcane spells, she can attempt to use the scroll.</text:span></text:p>
      <text:p text:style-name="P7"/>
      <text:p text:style-name="P5"><text:span text:style-name="T6">Wizard Spells and Borrowed Spellbooks</text:span></text:p>
      <text:p text:style-name="P5"><text:span text:style-name="T6">A wizard can use a borrowed spellbook to prepare a spell she already knows and has recorded in her own spellbook, but preparation success is not assured. First, the wizard must decipher the writing in the book (see Arcane Magical Writings, above). Once a spell from another spellcaster’s book is deciphered, the reader must make a Spellcraft check (DC 15 + spell’s level) to prepare the spell. If the check succeeds, the wizard can prepare the spell. She must repeat the check to prepare the spell again, no matter how many times she has prepared it before. If the check fails, she cannot try to prepare the spell from the same source again until the next day. (However, as explained above, she does not need to repeat a check to decipher the writing.)</text:span></text:p>
      <text:p text:style-name="P7"/>
      <text:p text:style-name="P5"><text:span text:style-name="T6">Adding Spells to a Wizard’s Spellbook</text:span></text:p>
      <text:p text:style-name="P5"><text:span text:style-name="T6">Wizards can add new spells to their spellbooks through several methods. If a wizard has chosen to specialize in a school of magic, she can learn spells only from schools whose spells she can cast.</text:span></text:p>
      <text:p text:style-name="P5"><text:span text:style-name="T7">Spells Gained at a New Level: </text:span><text:span text:style-name="T6">Wizards perform a certain amount of spell research between adventures. Each time a character attains a new wizard level, she gains two spells of her choice to add to her spellbook. The two free spells must be of spell levels she can cast. If she has chosen to specialize in a school of magic, one of the two free spells must be from her specialty school.</text:span></text:p>
      <text:p text:style-name="P5"><text:span text:style-name="T7">Spells Copied from Another’s Spellbook or a Scroll:</text:span><text:span text:style-name="T6"> A wizard can also add a spell to her book whenever she encounters one on a magic scroll or in another wizard’s spellbook. No matter what the spell’s source, the wizard must first decipher the magical writing (see Arcane Magical Writings, above). Next, she must spend a day studying the spell. At the end of the day, she must make a Spellcraft check (DC 15 + spell’s level). A wizard who has specialized in a school of spells gains a +2 bonus on the Spellcraft check if the new spell is from her specialty school. She cannot, however, learn any spells from her prohibited schools. If the check succeeds, the wizard understands the spell and can copy it into her spellbook (see Writing a New Spell into a Spellbook, below). The process leaves a spellbook that was copied from unharmed, but a spell successfully copied from a magic scroll disappears from the parchment.</text:span></text:p>
      <text:p text:style-name="P5"><text:span text:style-name="T6">If the check fails, the wizard cannot understand or copy the spell. She cannot attempt to learn or copy that spell again until she gains another rank in Spellcraft. A spell that was being copied from a scroll does not vanish from the scroll.</text:span></text:p>
      <text:p text:style-name="P5"><text:span text:style-name="T6">In most cases, wizards charge a fee for the privilege of copying spells from their spellbooks. This fee is usually equal to the spell’s level x50 gp.</text:span></text:p>
      <text:p text:style-name="P5"><text:span text:style-name="T7">Independent Research:</text:span><text:span text:style-name="T6"> A wizard also can research a spell independently, duplicating an existing spell or creating an entirely new one.</text:span></text:p>
      <text:p text:style-name="P7"/>
      <text:p text:style-name="P5"><text:span text:style-name="T6">Writing a New Spell into a Spellbook</text:span></text:p>
      <text:p text:style-name="P5"><text:soft-page-break/><text:span text:style-name="T6">Once a wizard understands a new spell, she can record it into her spellbook.</text:span></text:p>
      <text:p text:style-name="P5"><text:span text:style-name="T7">Time:</text:span><text:span text:style-name="T6"> The process takes 24 hours, regardless of the spell’s level.</text:span></text:p>
      <text:p text:style-name="P5"><text:span text:style-name="T7">Space in the Spellbook:</text:span><text:span text:style-name="T6"> A spell takes up one page of the spellbook per spell level. Even a 0-level spell (cantrip) takes one page. A spellbook has one hundred pages.</text:span></text:p>
      <text:p text:style-name="P5"><text:span text:style-name="T7">Materials and Costs:</text:span><text:span text:style-name="T6"> Materials for writing the spell cost 100 gp per page.</text:span></text:p>
      <text:p text:style-name="P5"><text:span text:style-name="T6">Note that a wizard does not have to pay these costs in time or gold for the spells she gains for free at each new level. </text:span></text:p>
      <text:p text:style-name="P7"/>
      <text:p text:style-name="P5"><text:span text:style-name="T6">Replacing and Copying Spellbooks</text:span></text:p>
      <text:p text:style-name="P5"><text:span text:style-name="T6">A wizard can use the procedure for learning a spell to reconstruct a lost spellbook. If she already has a particular spell prepared, she can write it directly into a new book at a cost of 100 gp per page (as noted in Writing a New Spell into a Spellbook, above). The process wipes the prepared spell from her mind, just as casting it would. If she does not have the spell prepared, she can prepare it from a borrowed spellbook and then write it into a new book.</text:span></text:p>
      <text:p text:style-name="P5"><text:span text:style-name="T6">Duplicating an existing spellbook uses the same procedure as replacing it, but the task is much easier. The time requirement and cost per page are halved.</text:span></text:p>
      <text:p text:style-name="P7"/>
      <text:p text:style-name="P5"><text:span text:style-name="T6">Selling a Spellbook</text:span></text:p>
      <text:p text:style-name="P5"><text:span text:style-name="T6">Captured spellbooks can be sold for a gp amount equal to one-half the cost of purchasing and inscribing the spells within (that is, one-half of 100 gp per page of spells). A spellbook entirely filled with spells (that is, with one hundred pages of spells inscribed in it) is worth 5,000 gp.</text:span></text:p>
      <text:p text:style-name="P6"/>
      <text:p text:style-name="P5"><text:span text:style-name="T11">SORCERERS AND BARDS</text:span></text:p>
      <text:p text:style-name="P5"><text:span text:style-name="T6">Sorcerers and bards cast arcane spells, but they do not have spellbooks and do not prepare their spells. A sorcerer’s or bard’s class level limits the number of spells he can cast (see these class descriptions). His high Charisma score might allow him to cast a few extra spells. A member of either class must have a Charisma score of at least 10 + a spell’s level to cast the spell.</text:span></text:p>
      <text:p text:style-name="P5"><text:span text:style-name="T7">Daily Readying of Spells:</text:span><text:span text:style-name="T6"> Each day, sorcerers and bards must focus their minds on the task of casting their spells. A sorcerer or bard needs 8 hours of rest (just like a wizard), after which he spends 15 minutes concentrating. (A bard must sing, recite, or play an instrument of some kind while concentrating.) During this period, the sorcerer or bard readies his mind to cast his daily allotment of spells. Without such a period to refresh himself, the character does not regain the spell slots he used up the day before.</text:span></text:p>
      <text:p text:style-name="P5"><text:span text:style-name="T7">Recent Casting Limit: </text:span><text:span text:style-name="T6">As with wizards, any spells cast within the last 8 hours count against the sorcerer’s or bard’s daily limit.</text:span></text:p>
      <text:p text:style-name="P5"><text:span text:style-name="T7">Adding Spells to a Sorcerer’s or Bard’s Repertoire:</text:span><text:span text:style-name="T6"> A sorcerer or bard gains spells each time he attains a new level in his class and never gains spells any other way. When your sorcerer or bard gains a new level, consult Table: Bard Spells Known or Table: Sorcerer Spells Known to learn how many spells from the appropriate spell list he now knows. With permission, sorcerers and bards can also select the spells they gain from new and unusual spells that they have gained some understanding of.</text:span></text:p>
      <text:p text:style-name="P9"/>
      <text:p text:style-name="P5"><text:span text:style-name="T10">DIVINE SPELLS</text:span></text:p>
      <text:p text:style-name="P5"><text:span text:style-name="T6">Clerics, druids, experienced paladins, and experienced rangers can cast divine spells. Unlike arcane spells, divine spells draw power from a divine source. Clerics gain spell power from deities or from divine forces. The divine force of nature powers druid and ranger spells. The divine forces of law and good power paladin spells. Divine spells tend to focus on healing and protection and are less flashy, destructive, and disruptive than arcane spells.</text:span></text:p>
      <text:p text:style-name="P6"><text:soft-page-break/></text:p>
      <text:p text:style-name="P5"><text:span text:style-name="T11">PREPARING DIVINE SPELLS</text:span></text:p>
      <text:p text:style-name="P5"><text:span text:style-name="T6">Divine spellcasters prepare their spells in largely the same manner as wizards do, but with a few differences. The relevant ability for divine spells is Wisdom. To prepare a divine spell, a character must have a Wisdom score of 10 + the spell’s level. Likewise, bonus spells are based on Wisdom.</text:span></text:p>
      <text:p text:style-name="P5"><text:span text:style-name="T7">Time of Day:</text:span><text:span text:style-name="T6"> A divine spellcaster chooses and prepares spells ahead of time, just as a wizard does. However, a divine spellcaster does not require a period of rest to prepare spells. Instead, the character chooses a particular part of the day to pray and receive spells. The time is usually associated with some daily event. If some event prevents a character from praying at the proper time, he must do so as soon as possible. If the character does not stop to pray for spells at the first opportunity, he must wait until the next day to prepare spells.</text:span></text:p>
      <text:p text:style-name="P5"><text:span text:style-name="T7">Spell Selection and Preparation:</text:span><text:span text:style-name="T6"> A divine spellcaster selects and prepares spells ahead of time through prayer and meditation at a particular time of day. The time required to prepare spells is the same as it is for a wizard (1 hour), as is the requirement for a relatively peaceful environment. A divine spellcaster does not have to prepare all his spells at once. However, the character’s mind is considered fresh only during his or her first daily spell preparation, so a divine spellcaster cannot fill a slot that is empty because he or she has cast a spell or abandoned a previously prepared spell.</text:span></text:p>
      <text:p text:style-name="P5"><text:span text:style-name="T6">Divine spellcasters do not require spellbooks. However, such a character’s spell selection is limited to the spells on the list for his or her class. Clerics, druids, paladins, and rangers have separate spell lists. A cleric also has access to two domains determined during his character creation. Each domain gives him access to a domain spell at each spell level from 1st to 9th, as well as a special granted power. With access to two domain spells at each spell level—one from each of his two domains—a cleric must prepare, as an extra domain spell, one or the other each day for each level of spell he can cast. If a domain spell is not on the cleric spell list, it can be prepared only in a domain spell slot.</text:span></text:p>
      <text:p text:style-name="P5"><text:span text:style-name="T7">Spell Slots:</text:span><text:span text:style-name="T6"> The character class tables show how many spells of each level a character can cast per day.</text:span></text:p>
      <text:p text:style-name="P5"><text:span text:style-name="T6">These openings for daily spells are called spell slots. A spellcaster always has the option to fill a higher-level spell slot with a lower level spell. A spellcaster who lacks a high enough ability score to cast spells that would otherwise be his or her due still gets the slots but must fill them with spells of lower level. </text:span></text:p>
      <text:p text:style-name="P5"><text:span text:style-name="T7">Recent Casting Limit:</text:span><text:span text:style-name="T6"> As with arcane spells, at the time of preparation any spells cast within the previous 8 hours count against the number of spells that can be prepared.</text:span></text:p>
      <text:p text:style-name="P5"><text:span text:style-name="T7">Spontaneous Casting of </text:span><text:span text:style-name="T8">Cure </text:span><text:span text:style-name="T7">and </text:span><text:span text:style-name="T8">Inflict </text:span><text:span text:style-name="T7">Spells:</text:span><text:span text:style-name="T6"> A good cleric (or a cleric of a good deity) can spontaneously cast a </text:span><text:span text:style-name="T9">cure </text:span><text:span text:style-name="T6">spell in place of a prepared spell of the same level or higher, but not in place of a domain spell. An evil cleric (or a cleric of an evil deity) can spontaneously cast an </text:span><text:span text:style-name="T9">inflict </text:span><text:span text:style-name="T6">spell in place of a prepared spell (one that is not a domain spell) of the same level or higher. Each neutral cleric of a neutral deity either spontaneously casts </text:span><text:span text:style-name="T9">cure </text:span><text:span text:style-name="T6">spells like a good cleric or </text:span><text:span text:style-name="T9">inflict </text:span><text:span text:style-name="T6">spells like an evil one, depending on which option the player chooses when creating the character. The divine energy of the spell that the </text:span><text:span text:style-name="T9">cure </text:span><text:span text:style-name="T6">or </text:span><text:span text:style-name="T9">inflict </text:span><text:span text:style-name="T6">spell substitutes for is converted into the </text:span><text:span text:style-name="T9">cure </text:span><text:span text:style-name="T6">or </text:span><text:span text:style-name="T9">inflict </text:span><text:span text:style-name="T6">spell as if that spell had been prepared all along.</text:span></text:p>
      <text:p text:style-name="P5"><text:span text:style-name="T7">Spontaneous Casting of </text:span><text:span text:style-name="T8">Summon Nature’s Ally </text:span><text:span text:style-name="T7">Spells:</text:span><text:span text:style-name="T6"> A druid can spontaneously cast a </text:span><text:span text:style-name="T9">summon nature’s ally </text:span><text:span text:style-name="T6">spell in place of a prepared spell of the same level or higher. The divine energy of the spell that the </text:span><text:span text:style-name="T9">summon nature’s ally </text:span><text:span text:style-name="T6">spell substitutes for is converted into the </text:span><text:span text:style-name="T9">summon </text:span><text:span text:style-name="T6">spell as if that spell had been prepared all along.</text:span></text:p>
      <text:p text:style-name="P6"/>
      <text:p text:style-name="P5"><text:span text:style-name="T11">DIVINE MAGICAL WRITINGS</text:span></text:p>
      <text:p text:style-name="P5"><text:span text:style-name="T6">Divine spells can be written down and deciphered just as arcane spells can (see Arcane Magical Writings, above). Any character with the Spellcraft skill can attempt to decipher the divine magical writing and identify it. However, only characters who have the spell in question (in its divine form) on their class spell list can cast a divine spell from a scroll.</text:span></text:p>
      <text:p text:style-name="P6"/>
      <text:p text:style-name="P5"><text:span text:style-name="T11">NEW DIVINE SPELLS</text:span></text:p>
      <text:p text:style-name="P5"><text:span text:style-name="T6">Divine spellcasters most frequently gain new spells in one of the following two ways.</text:span></text:p>
      <text:p text:style-name="P5"><text:span text:style-name="T7">Spells Gained at a New Level: </text:span><text:span text:style-name="T6">Characters who can cast divine spells undertake a certain amount of study between adventures. Each time such a character receives a new level of divine spells, he or she learns new spells from that level automatically.</text:span></text:p>
      <text:p text:style-name="P5"><text:span text:style-name="T7">Independent Research:</text:span><text:span text:style-name="T6"> A divine spellcaster also can research a spell independently, much as an arcane spellcaster can. Only the creator of such a spell can prepare and cast it, unless he decides to share it with others.</text:span></text:p>
      <text:p text:style-name="P9"/>
      <text:p text:style-name="P5"><text:span text:style-name="T10">SPECIAL ABILITIES</text:span></text:p>
      <text:p text:style-name="P5"><text:soft-page-break/><text:span text:style-name="T7">Spell-Like Abilities:</text:span><text:span text:style-name="T6"> Usually, a spell-like ability works just like the spell of that name. A few spell-like abilities are unique; these are explained in the text where they are described.</text:span></text:p>
      <text:p text:style-name="P5"><text:span text:style-name="T6">A spell-like ability has no verbal, somatic, or material component, nor does it require a focus or have an XP cost. The user activates it mentally. Armor never affects a spell-like ability’s use, even if the ability resembles an arcane spell with a somatic component.</text:span></text:p>
      <text:p text:style-name="P5"><text:span text:style-name="T6">A spell-like ability has a casting time of 1 standard action unless noted otherwise in the ability or spell description. In all other ways, a spell-like ability functions just like a spell.</text:span></text:p>
      <text:p text:style-name="P5"><text:span text:style-name="T6">Spell-like abilities are subject to spell resistance and to being dispelled by </text:span><text:span text:style-name="T9">dispel magic</text:span><text:span text:style-name="T6">. They do not function in areas where magic is suppressed or negated. Spell-like abilities cannot be used to counterspell, nor can they be counterspelled.</text:span></text:p>
      <text:p text:style-name="P5"><text:span text:style-name="T6">Some creatures are actually sorcerers of a sort. They cast arcane spells as sorcerers do, using components when required. In fact, an individual creature could have some spell-like abilities and also cast other spells as a sorcerer.</text:span></text:p>
      <text:p text:style-name="P5"><text:span text:style-name="T7">Supernatural Abilities:</text:span><text:span text:style-name="T6"> These abilities cannot be disrupted in combat, as spells can, and they generally do not provoke attacks of opportunity. Supernatural abilities are not subject to spell resistance, counterspells, or to being dispelled by </text:span><text:span text:style-name="T9">dispel magic</text:span><text:span text:style-name="T6">, and do not function in areas where magic is suppressed or negated.</text:span></text:p>
      <text:p text:style-name="P5"><text:span text:style-name="T7">Extraordinary Abilities:</text:span><text:span text:style-name="T6"> These abilities cannot be disrupted in combat, as spells can, and they generally do not provoke attacks of opportunity. Effects or areas that negate or disrupt magic have no effect on extraordinary abilities. They are not subject to dispelling, and they function normally in an </text:span><text:span text:style-name="T9">antimagic field. </text:span><text:span text:style-name="T6">Indeed, extraordinary abilities do not qualify as magical, though they may break the laws of physics.</text:span></text:p>
      <text:p text:style-name="P5"><text:span text:style-name="T7">Natural Abilities:</text:span><text:span text:style-name="T6"> This category includes abilities a creature has because of its physical nature. Natural abilities are those not otherwise designated as extraordinary, supernatural, or spell-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8.5pt" fo:language="en" fo:country="US" style:font-size-asian="18.5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fore setting out on a dangerous journey with her companions,</dc:title>
    <meta:initial-creator>AKSmith</meta:initial-creator>
    <meta:creation-date>2003-05-07T11:53:00</meta:creation-date>
    <dc:date>2003-07-02T14:30:00</dc:date>
    <meta:editing-cycles>174</meta:editing-cycles>
    <meta:editing-duration>PT3M44S</meta:editing-duration>
    <meta:document-statistic meta:table-count="1" meta:image-count="0" meta:object-count="0" meta:page-count="17" meta:paragraph-count="311" meta:word-count="11472" meta:character-count="66323" meta:non-whitespace-character-count="55148"/>
    <meta:generator>LibreOffice/5.4.6.2$Linux_X86_64 LibreOffice_project/40m0$Build-2</meta:generator>
    <meta:user-defined meta:name="Company">Wizards of the Coast</meta:user-defined>
    <meta:user-defined meta:name="Operator">AKSmith</meta:user-defined>
  </office:meta>
</office:document-meta>
</file>